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45fd" officeooo:paragraph-rsid="001d45fd"/>
    </style:style>
    <style:style style:name="P2" style:family="paragraph" style:parent-style-name="Standard">
      <style:text-properties officeooo:rsid="001ec3b7" officeooo:paragraph-rsid="001ec3b7"/>
    </style:style>
    <style:style style:name="P3" style:family="paragraph" style:parent-style-name="Heading_20_3">
      <style:paragraph-properties fo:text-align="center" style:justify-single-word="false"/>
      <style:text-properties style:text-underline-style="solid" style:text-underline-width="auto" style:text-underline-color="font-color" officeooo:rsid="001d45fd" officeooo:paragraph-rsid="001d45fd"/>
    </style:style>
    <style:style style:name="P4" style:family="paragraph" style:parent-style-name="Standard">
      <style:text-properties fo:font-size="16pt" officeooo:rsid="00253f78" officeooo:paragraph-rsid="00253f78" style:font-size-asian="16pt" style:font-size-complex="16pt"/>
    </style:style>
    <style:style style:name="P5" style:family="paragraph" style:parent-style-name="Standard">
      <style:text-properties fo:font-size="12pt" officeooo:rsid="00253f78" officeooo:paragraph-rsid="00253f78" style:font-size-asian="10.5pt" style:font-size-complex="12pt"/>
    </style:style>
    <style:style style:name="P6" style:family="paragraph" style:parent-style-name="Standard">
      <style:text-properties fo:font-size="12pt" officeooo:rsid="002612ca" officeooo:paragraph-rsid="00253f78" style:font-size-asian="10.5pt" style:font-size-complex="12pt"/>
    </style:style>
    <style:style style:name="P7" style:family="paragraph" style:parent-style-name="Standard" style:list-style-name="L2">
      <style:text-properties officeooo:rsid="001d45fd" officeooo:paragraph-rsid="001d45fd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bold" officeooo:rsid="001d45fd" officeooo:paragraph-rsid="001d45fd" style:font-weight-asian="bold" style:font-weight-complex="bold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officeooo:rsid="001d45fd" officeooo:paragraph-rsid="001d45fd" style:font-weight-asian="bold" style:font-weight-complex="bold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bold" officeooo:rsid="001ec3b7" officeooo:paragraph-rsid="001ec3b7" style:font-weight-asian="bold" style:font-weight-complex="bold"/>
    </style:style>
    <style:style style:name="T1" style:family="text">
      <style:text-properties officeooo:rsid="00207efb"/>
    </style:style>
    <style:style style:name="T2" style:family="text">
      <style:text-properties officeooo:rsid="002376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Tendencias de diseño de interfaz de usuario</text:h>
      <text:p text:style-name="P1"/>
      <text:p text:style-name="P1">Tener un diseño de interfaz de usuario sólido puede ser uno de los recursos más idóneos para atraer tráfico a tu sitio web o para mantener a los usuarios en tu aplicación comercial. <text:span text:style-name="T2">Es importante recordar</text:span> que el diseño suele hablar a las personas; por lo tanto, es necesario tom<text:span text:style-name="T2">ar</text:span> las tendencias de IU en serio si quieres superar a la competencia, aprovechar el reconocimiento de la marca y mejorar los resultados de tu negocio. </text:p>
      <text:p text:style-name="P1"/>
      <text:p text:style-name="P1"/>
      <text:p text:style-name="P1"/>
      <text:list text:style-name="L1">
        <text:list-item>
          <text:p text:style-name="P8">Uso de inteligencia artificial</text:p>
        </text:list-item>
      </text:list>
      <text:p text:style-name="P1"/>
      <text:p text:style-name="P1"><text:tab/>Hoy en día ya hay docenas de herramientas de diseño basadas en la IA. Puedes utilizarlas <text:tab/>para crear diseños y materiales de marketing. Además, permite comprobar todas las reglas <text:tab/>básicas posibles, elegir estilos visuales y generar prototipos de presentación. Integrar la IA <text:tab/>en los diseños de la interfaz de usuario significa entender cada acción del usuario y ofrecer <text:tab/>la mejor predicción posible en función de los datos disponibles. Por lo tanto, una interfaz de <text:tab/>usuario con integración de IA será fácil de usar, eficiente y sencilla para lograr lo que se <text:tab/>pretende de manera eficiente.</text:p>
      <text:p text:style-name="P1"/>
      <text:list text:style-name="L2">
        <text:list-item>
          <text:p text:style-name="P9">Diseño inclusivo</text:p>
        </text:list-item>
      </text:list>
      <text:p text:style-name="P1"/>
      <text:p text:style-name="P1"><text:tab/>Uno de cada cinco individuos tiene una discapacidad. Los trabajos desde casa y el <text:tab/>distanciamiento forzado han intensificado la atención a las herramientas multimedia. De este <text:tab/>modo, se ha creado una necesidad cada vez mayor de garantizar que todas las plataformas <text:tab/>disponibles en la actualidad sean accesibles visual, cognitiva, auditiva y físicamente para <text:tab/>todos. Los diseñadores deben dedicar más tiempo, esfuerzo y conocimientos a diseñar <text:tab/>entornos adaptables y acogedores para todos.</text:p>
      <text:p text:style-name="P1"/>
      <text:list text:continue-numbering="true" text:style-name="L2">
        <text:list-item>
          <text:p text:style-name="P9">Microinteracciones</text:p>
        </text:list-item>
      </text:list>
      <text:p text:style-name="P1"/>
      <text:p text:style-name="P1"><text:tab/>Las microinteracciones son eventos que tienen un objetivo: dar feedback al usuario, bien <text:tab/>sobre una acción que ha realizado, o bien sobre el estado del sistema, que se comunica a <text:tab/>través de cambios visuales en la interfaz. </text:p>
      <text:p text:style-name="P1"/>
      <text:p text:style-name="P1"><text:tab/>Pero una buena microinteracción debe tener otro propósito más, el de “entretener” al <text:tab/>usuario. Esto es, además de informar al usuario, la interacción debe crear un momento que <text:tab/>potencie el engagement y refuerce los valores de marca.</text:p>
      <text:list text:continue-numbering="true" text:style-name="L2">
        <text:list-header>
          <text:p text:style-name="P7"/>
        </text:list-header>
        <text:list-item>
          <text:p text:style-name="P9">Dark mode</text:p>
        </text:list-item>
      </text:list>
      <text:p text:style-name="P1"/>
      <text:p text:style-name="P1"><text:tab/>Hay un creciente interés por modos oscuros y diseños de alto contraste que, aparte de <text:tab/>ofrecer una estética complaciente, son fundamentales en la reducción de la carga visual que <text:tab/>sufren los usuarios. La implementación de un modo oscuro en las interfaces es una solución <text:tab/>muy eficaz para minimizar este problema visual, mejorando dramáticamente la accesibilidad <text:tab/>y usabilidad de las plataformas digitales.</text:p>
      <text:list text:continue-numbering="true" text:style-name="L2">
        <text:list-header>
          <text:p text:style-name="P7"/>
        </text:list-header>
        <text:list-item>
          <text:p text:style-name="P9">Conexiones sin contacto físico</text:p>
        </text:list-item>
      </text:list>
      <text:p text:style-name="P1"/>
      <text:p text:style-name="P1"><text:tab/>Otro diseño de interfaz de usuario que resurgió tras la pandemia es el de las conexiones sin <text:tab/>contacto. <text:s/>Se trata de las diferentes formas de comunicarse con los ordenadores sin <text:soft-page-break/><text:tab/>necesidad de tocarlos, como las interfaces de usuario de voz (VUI) y el control del <text:tab/>movimiento del aire. </text:p>
      <text:p text:style-name="P1"/>
      <text:p text:style-name="P1"><text:tab/>Incluso antes de la pandemia, era evidente que las interacciones de voz serían un tema <text:tab/>importante de UI/UX en los próximos años. Utilizar una interfaz de usuario por voz en el <text:tab/>diseño ampliará su atractivo. Por ejemplo, puedes utilizar chatbots de voz para que los <text:tab/>visitantes se conecten contigo mediante comandos de voz. Lo mismo ocurre con los <text:tab/>asistentes robóticos. Además, la gestión de gestos aéreos es un método que eleva a un nuevo <text:tab/>nivel los diferentes sistemas de control de gestos implantados con la introducción de las <text:tab/>pantallas táctiles.</text:p>
      <text:list text:continue-numbering="true" text:style-name="L2">
        <text:list-header>
          <text:p text:style-name="P7"/>
        </text:list-header>
        <text:list-item>
          <text:p text:style-name="P9">Minimalísmo</text:p>
        </text:list-item>
      </text:list>
      <text:p text:style-name="P1"><text:tab/></text:p>
      <text:p text:style-name="P1"><text:tab/>Lo irrelevante puede ser cualquier cosa, desde ventanas emergentes hasta información <text:tab/>accesoria, que distrae y confunde. Los diseñadores UX/UI que se inclinan por el <text:tab/>minimalismo dan preeminencia a crear espacio, enfocarse en la navegación intuitiva y <text:tab/>proporcionar una precisión sin igual en la funcionalidad de las aplicaciones.</text:p>
      <text:p text:style-name="P1"/>
      <text:p text:style-name="P1"><text:tab/>El minimalismo está firmemente arraigado como uno de los patrones de interfaz de usuario <text:tab/>más recientes. Cada día, los consumidores se comunican con diversas interfaces <text:tab/>sobrecargadas de contenido. Para frenar esa sobrecarga, los diseñadores web buscan <text:tab/>constantemente nuevas formas de simplificar los elementos gráficos. Por ejemplo, muchos <text:tab/>diseñadores experimentan con diversas proporciones y combinaciones limitando el número <text:tab/>de colores utilizados. </text:p>
      <text:p text:style-name="P1"><text:tab/></text:p>
      <text:p text:style-name="P1"><text:tab/>Hoy en día, la versatilidad de los elementos es crucial. Es fundamental ilustrar <text:tab/>correctamente las mejores características de un producto y expresar a los consumidores las <text:tab/>sensaciones adecuadas de su uso sin que el diseño resulte abrumador. Por desgracia, el uso <text:tab/>de los componentes decorativos por parte de los diseñadores parece hacerlos obsoletos.</text:p>
      <text:p text:style-name="P1"/>
      <text:p text:style-name="P1"><text:tab/><text:span text:style-name="T1">Todo esto</text:span> contribuye a una interfaz de usuario centrada en lo que <text:tab/>realmente necesitan y <text:tab/>valoran los usuarios, asegurando una atención del usuario centrada y efectiva.</text:p>
      <text:p text:style-name="P1"><text:tab/></text:p>
      <text:p text:style-name="P1"><text:tab/>El diseño minimalista, por lo tanto, consigue un equilibrio entre belleza y utilidad, <text:tab/>asegurando que el diseño de experiencias cumpla con su cometido más eficazmente.</text:p>
      <text:p text:style-name="P1"/>
      <text:list text:continue-numbering="true" text:style-name="L2">
        <text:list-item>
          <text:p text:style-name="P7"><text:span text:style-name="T4">Tener movimientos/ animaciones</text:span> </text:p>
        </text:list-item>
      </text:list>
      <text:p text:style-name="P1"><text:tab/></text:p>
      <text:p text:style-name="P1"><text:tab/>La gente disfruta viendo e interactuando con cuentos animados en 3D. Se puede atraer a los <text:tab/>clientes manteniendo la interfaz sencilla y perspicaz mediante la combinación de una <text:tab/>interfaz gráfica de usuario minimalista con funciones audaces y de aspecto interesante. En <text:tab/>los próximos días, será cada vez mayor el número de animaciones que se podrán encontrar <text:tab/>en Internet. Una imagen estática o un texto plano no pueden contar la historia de una marca, <text:tab/>a diferencia de lo que ocurre con un efecto de movimiento. Puedes utilizarlo para añadir un <text:tab/>aspecto relajante incluso a los sitios web de temática más seria, aliviando la ansiedad de los <text:tab/>usuarios cuando se preparan para manejar grandes cantidades de datos e información.</text:p>
      <text:list text:continue-numbering="true" text:style-name="L2">
        <text:list-header>
          <text:p text:style-name="P7"/>
        </text:list-header>
        <text:list-item>
          <text:p text:style-name="P9">Páginas de destino innovadoras</text:p>
        </text:list-item>
      </text:list>
      <text:p text:style-name="P1"/>
      <text:list text:continue-numbering="true" text:style-name="L2">
        <text:list-header>
          <text:p text:style-name="P7">También hay un esquema de interfaz de usuario que requiere una práctica de maquetación y animación especialmente complicada. Una representación abstracta de los productos y procesos es ideal para mantener intacto el interés de su público. Los sitios web basados en <text:soft-page-break/>productos no pueden permitirse perder visitantes cuando se aburren. Se irán con la competencia y podrían abandonar definitivamente la interacción con tu marca.</text:p>
          <text:p text:style-name="P7"/>
          <text:p text:style-name="P7">Para evitarlo, las páginas de destino innovadoras con gráficos dinámicos hiperrealistas y renderizados que atraen, asombran y cautivan son algunos de estos trucos. La creación de diseños que sean fáciles de entender pero lo suficientemente envolventes y atractivos ayudará a que la gente se quede con tu sitio web y tu marca. Hoy en día, no es necesario gastar un gran presupuesto en este tipo de gráficos, ya que ahora se puede encontrar software de diseño para principiantes en Internet.</text:p>
        </text:list-header>
      </text:list>
      <text:p text:style-name="P1"/>
      <text:list text:continue-numbering="true" text:style-name="L2">
        <text:list-item>
          <text:p text:style-name="P10">Experiencias inmersivas</text:p>
        </text:list-item>
      </text:list>
      <text:p text:style-name="P2"/>
      <text:p text:style-name="P2"><text:tab/>En el horizonte de 2024, las experiencias inmersivas emergen como una fuerza <text:tab/>transformadora en el campo del UX/UI. La fusión de Realidad Aumentada (AR) y Realidad <text:tab/>Virtual (VR) está extendiendo las fronteras del diseño UX/UI hacia nuevos e inspiradores <text:tab/>dominios.</text:p>
      <text:p text:style-name="P2"/>
      <text:p text:style-name="P2"><text:tab/>Estas herramientas crean un puente entre los mundos físico y digital, ofreciendo a los <text:tab/>usuarios una forma de ver productos en su entorno y de participar en experiencias de <text:tab/>aprendizaje o entretenimiento de un nivel sin precedentes.</text:p>
      <text:p text:style-name="P2"/>
      <text:p text:style-name="P2"><text:tab/>La sofisticación de las interfaces inmersivas implica una aplicación centrada no solo en las <text:tab/>posibilidades visuales, sino también espaciales y contextuales.</text:p>
      <text:p text:style-name="P2"/>
      <text:p text:style-name="P2"/>
      <text:p text:style-name="P2"/>
      <text:p text:style-name="P4">Fuentes:</text:p>
      <text:p text:style-name="P5"><text:a xlink:type="simple" xlink:href="https://www.yeeply.com/blog/diseno/interfaz-de-usuario-8-tendencias/" text:style-name="Internet_20_link" text:visited-style-name="Visited_20_Internet_20_Link">https://www.yeeply.com/blog/diseno/interfaz-de-usuario-8-tendencias/</text:a></text:p>
      <text:p text:style-name="P5"><text:a xlink:type="simple" xlink:href="https://www.novicell.es/es/blog/8-tendencias-ux-ui" text:style-name="Internet_20_link" text:visited-style-name="Visited_20_Internet_20_Link">https://www.novicell.es/es/blog/8-tendencias-ux-ui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4:13:27.552000000</meta:creation-date>
    <dc:date>2024-12-16T13:54:44.815000000</dc:date>
    <meta:editing-duration>PT6H39M30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41" meta:word-count="1133" meta:character-count="7369" meta:non-whitespace-character-count="6203"/>
  </office:meta>
</office:document-meta>
</file>